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a2b0f" officeooo:paragraph-rsid="000a2b0f"/>
    </style:style>
    <style:style style:name="P3" style:family="paragraph" style:parent-style-name="Heading_20_1">
      <style:text-properties fo:color="#5b277d" officeooo:rsid="000a2b0f" officeooo:paragraph-rsid="000a2b0f"/>
    </style:style>
    <style:style style:name="P4" style:family="paragraph" style:parent-style-name="Heading_20_2">
      <style:text-properties fo:color="#127622" officeooo:rsid="000a2b0f" officeooo:paragraph-rsid="000a2b0f"/>
    </style:style>
    <style:style style:name="P5" style:family="paragraph" style:parent-style-name="Heading_20_3">
      <style:text-properties fo:color="#5983b0" officeooo:rsid="000a2b0f" officeooo:paragraph-rsid="000a2b0f"/>
    </style:style>
    <style:style style:name="P6" style:family="paragraph" style:parent-style-name="Text_20_body">
      <style:text-properties officeooo:rsid="000a2b0f" officeooo:paragraph-rsid="000a2b0f"/>
    </style:style>
    <style:style style:name="P7" style:family="paragraph" style:parent-style-name="Text_20_body" style:list-style-name="L2">
      <style:text-properties officeooo:rsid="000a2b0f" officeooo:paragraph-rsid="000a2b0f"/>
    </style:style>
    <style:style style:name="P8" style:family="paragraph" style:parent-style-name="Text_20_body">
      <style:text-properties officeooo:paragraph-rsid="000a2b0f"/>
    </style:style>
    <style:style style:name="P9" style:family="paragraph" style:parent-style-name="Text_20_body">
      <style:text-properties style:text-underline-style="solid" style:text-underline-width="auto" style:text-underline-color="font-color" officeooo:rsid="000a2b0f" officeooo:paragraph-rsid="000a2b0f"/>
    </style:style>
    <style:style style:name="P10" style:family="paragraph" style:parent-style-name="Title">
      <style:text-properties officeooo:paragraph-rsid="000a2b0f"/>
    </style:style>
    <style:style style:name="T1" style:family="text">
      <style:text-properties officeooo:rsid="000a2b0f"/>
    </style:style>
    <style:style style:name="T2" style:family="text">
      <style:text-properties fo:color="#127622" officeooo:rsid="000a2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ema : </text:span></text:p>
      <text:p text:style-name="P8"/>
      <text:h text:style-name="P2" text:outline-level="1">Índice</text:h>
      <text:list xml:id="list2907987155" text:style-name="L2">
        <text:list-item>
          <text:p text:style-name="P7">E</text:p>
        </text:list-item>
      </text:list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3" text:outline-level="1">1. </text:h>
      <text:h text:style-name="P4" text:outline-level="2">1.1.</text:h>
      <text:h text:style-name="P5" text:outline-level="3">1.1.1.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8:48:22.067048757</meta:creation-date>
    <dc:date>2021-01-04T19:36:01.214338409</dc:date>
    <meta:editing-duration>PT48M19S</meta:editing-duration>
    <meta:editing-cycles>1</meta:editing-cycles>
    <meta:document-statistic meta:table-count="0" meta:image-count="0" meta:object-count="0" meta:page-count="2" meta:paragraph-count="7" meta:word-count="9" meta:character-count="30" meta:non-whitespace-character-count="27"/>
    <meta:generator>LibreOffice/6.4.6.2$Linux_X86_64 LibreOffice_project/40$Build-2</meta:generator>
  </office:meta>
</office:document-meta>
</file>